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0.612cm"/>
    </style:style>
    <style:style style:name="Table1.E" style:family="table-column">
      <style:table-column-properties style:column-width="0.78cm"/>
    </style:style>
    <style:style style:name="Table1.F" style:family="table-column">
      <style:table-column-properties style:column-width="3.579cm"/>
    </style:style>
    <style:style style:name="Table1.G" style:family="table-column">
      <style:table-column-properties style:column-width="4.359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5.69cm" fo:margin-left="-0.113cm" fo:margin-right="-0.083cm" table:align="margins"/>
    </style:style>
    <style:style style:name="Table7.A" style:family="table-column">
      <style:table-column-properties style:column-width="15.69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1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8">BA-8</text:p>
          </table:table-cell>
        </table:table-row>
        <table:table-row>
          <table:table-cell table:style-name="Table1.A1" table:number-columns-spanned="7" office:value-type="string">
            <text:p text:style-name="P5"/>
            <text:p text:style-name="P6">BERITA ACARA</text:p>
            <text:p text:style-name="P6">PELAKSANAAN PUTUSAN PENGADIL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<text:s text:c="5"/>Pada hari ini, {nama_hari}, {tgl_surat_terbilang}, saya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Nama {isi15}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3">{nama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Pangkat/ 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3" office:value-type="string">
            <text:p text:style-name="P14">{pangkat}/ {nip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Jabatan</text:p>
          </table:table-cell>
          <table:table-cell table:style-name="Table1.A1" office:value-type="string">
            <text:p text:style-name="P14">:</text:p>
          </table:table-cell>
          <table:table-cell table:style-name="Table1.A1" table:number-columns-spanned="3" office:value-type="string">
            <text:p text:style-name="P14">{jabatan}</text:p>
            <text:p text:style-name="P14">(selaku Penuntut Umum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Berdasarkan Surat Perintah Kepala {nama_satker} tanggal {isi1} No. {isi2} telah melaksanakan {isi3} tanggal {isi4} No. {isi5} dengan amar putusan {isi6} dalam perkara atas nama {isi7} {isi8} dengan cara memasukkan ke {isi9} {isi10} untuk menjalani {isi11} selama {isi12} atau {isi13} {isi7}.</text:p>
            <text:p text:style-name="P4"/>
            <text:p text:style-name="P4"><text:s text:c="4"/>Demikian Berita Acara Pelaksanaan Putusan Pengadilan ini dibuat dengan sebenarnya atas kekuatan sumpah jabatan, ditutup dan ditandatangani pada hari dan tanggal tersebut dalam Berita Acara ini. <text:s text:c="3"/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Kepala {isi9}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1" office:value-type="string">
                  <text:p text:style-name="P3">{isi14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">Jaksa Penuntut Umum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3">{nama}</text:p>
                  <text:p text:style-name="P3">{pangkat}/ NIP. {nip}</text:p>
                </table:table-cell>
              </table:table-row>
            </table:table>
            <text:p text:style-name="P8"/>
          </table:table-cell>
          <table:covered-table-cell/>
        </table:table-row>
        <table:table-row>
          <table:table-cell table:style-name="Table1.A1" table:number-columns-spanned="7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/>
                  <text:p text:style-name="P8"/>
                  <text:p text:style-name="P8">{isi7}</text:p>
                </table:table-cell>
              </table:table-row>
              <table:table-row>
                <table:table-cell table:style-name="Table7.A1" office:value-type="string">
                  <text:p text:style-name="P3"/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7.A3" office:value-type="string">
                  <text:p text:style-name="P3">{isi8}</text:p>
                </table:table-cell>
              </table:table-row>
              <table:table-row>
                <table:table-cell table:style-name="Table7.A1" office:value-type="string">
                  <text:p text:style-name="P11"/>
                </table:table-cell>
              </table:table-row>
            </table:table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5T12:00:44.61</dc:date>
    <meta:editing-cycles>33</meta:editing-cycles>
    <meta:editing-duration>PT18H28M8S</meta:editing-duration>
    <meta:document-statistic meta:table-count="4" meta:image-count="0" meta:object-count="0" meta:page-count="1" meta:paragraph-count="27" meta:word-count="120" meta:character-count="862"/>
    <meta:template xlink:type="simple" xlink:actuate="onRequest" xlink:title="" xlink:href="../pidsus14report.odt/Normal.dotm"/>
  </office:meta>
</office:document-meta>
</file>